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8fff" officeooo:paragraph-rsid="000fed83"/>
    </style:style>
    <style:style style:name="P2" style:family="paragraph" style:parent-style-name="Text_20_body">
      <style:text-properties officeooo:paragraph-rsid="00087911"/>
    </style:style>
    <style:style style:name="P3" style:family="paragraph" style:parent-style-name="Text_20_body">
      <style:text-properties officeooo:rsid="000a4757" officeooo:paragraph-rsid="000fed83"/>
    </style:style>
    <style:style style:name="P4" style:family="paragraph" style:parent-style-name="Text_20_body">
      <style:text-properties officeooo:rsid="000df663" officeooo:paragraph-rsid="000df663"/>
    </style:style>
    <style:style style:name="P5" style:family="paragraph" style:parent-style-name="Text_20_body">
      <style:text-properties officeooo:rsid="000df663" officeooo:paragraph-rsid="000fed83"/>
    </style:style>
    <style:style style:name="P6" style:family="paragraph" style:parent-style-name="Text_20_body">
      <style:text-properties officeooo:paragraph-rsid="000fed83"/>
    </style:style>
    <style:style style:name="P7" style:family="paragraph" style:parent-style-name="Text_20_body">
      <style:text-properties officeooo:rsid="0014b7da" officeooo:paragraph-rsid="0014b7da"/>
    </style:style>
    <style:style style:name="P8" style:family="paragraph" style:parent-style-name="Text_20_body">
      <style:text-properties officeooo:rsid="00151fcf" officeooo:paragraph-rsid="00151fcf"/>
    </style:style>
    <style:style style:name="P9" style:family="paragraph" style:parent-style-name="Text_20_body">
      <style:text-properties officeooo:rsid="0015b201" officeooo:paragraph-rsid="0015b201"/>
    </style:style>
    <style:style style:name="P10" style:family="paragraph" style:parent-style-name="Text_20_body">
      <style:text-properties officeooo:rsid="00168461" officeooo:paragraph-rsid="00168461"/>
    </style:style>
    <style:style style:name="P11" style:family="paragraph" style:parent-style-name="Text_20_body">
      <style:text-properties officeooo:rsid="001c2c16" officeooo:paragraph-rsid="001c2c16"/>
    </style:style>
    <style:style style:name="P12" style:family="paragraph" style:parent-style-name="Text_20_body">
      <style:text-properties officeooo:rsid="001cbeeb" officeooo:paragraph-rsid="001cbeeb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break-before="page"/>
      <style:text-properties officeooo:rsid="001c2c16" officeooo:paragraph-rsid="001c2c16"/>
    </style:style>
    <style:style style:name="P15" style:family="paragraph" style:parent-style-name="Heading_20_1">
      <style:text-properties style:font-name="Arial" officeooo:rsid="0002bbd0" officeooo:paragraph-rsid="0002bbd0"/>
    </style:style>
    <style:style style:name="P16" style:family="paragraph" style:parent-style-name="Text_20_body">
      <style:text-properties officeooo:rsid="001dbbdf" officeooo:paragraph-rsid="001dbbdf"/>
    </style:style>
    <style:style style:name="P17" style:family="paragraph" style:parent-style-name="Text_20_body" style:list-style-name="L2">
      <style:text-properties officeooo:rsid="001dbbdf" officeooo:paragraph-rsid="001dbbdf"/>
    </style:style>
    <style:style style:name="P18" style:family="paragraph" style:parent-style-name="Text_20_body" style:list-style-name="L2">
      <style:text-properties officeooo:rsid="001dbbdf" officeooo:paragraph-rsid="0023bca1"/>
    </style:style>
    <style:style style:name="P19" style:family="paragraph" style:parent-style-name="Text_20_body">
      <style:text-properties officeooo:rsid="001dbbdf" officeooo:paragraph-rsid="002cad6f"/>
    </style:style>
    <style:style style:name="P20" style:family="paragraph" style:parent-style-name="Text_20_body">
      <style:text-properties officeooo:rsid="00151fcf" officeooo:paragraph-rsid="00151fcf"/>
    </style:style>
    <style:style style:name="P21" style:family="paragraph" style:parent-style-name="Text_20_body" style:list-style-name="L2">
      <style:text-properties officeooo:rsid="0024c3a0" officeooo:paragraph-rsid="0024c3a0"/>
    </style:style>
    <style:style style:name="P22" style:family="paragraph" style:parent-style-name="Text_20_body">
      <style:text-properties officeooo:rsid="0014b7da" officeooo:paragraph-rsid="0014b7da"/>
    </style:style>
    <style:style style:name="P23" style:family="paragraph" style:parent-style-name="Text_20_body">
      <style:text-properties officeooo:rsid="002e9b88" officeooo:paragraph-rsid="002e9b88"/>
    </style:style>
    <style:style style:name="P24" style:family="paragraph" style:parent-style-name="Text_20_body">
      <style:text-properties officeooo:rsid="002fdaf4" officeooo:paragraph-rsid="002fdaf4"/>
    </style:style>
    <style:style style:name="P25" style:family="paragraph" style:parent-style-name="Text_20_body" style:list-style-name="L2">
      <style:text-properties officeooo:rsid="00305a3e" officeooo:paragraph-rsid="00305a3e"/>
    </style:style>
    <style:style style:name="T1" style:family="text">
      <style:text-properties officeooo:rsid="001a0ee3"/>
    </style:style>
    <style:style style:name="T2" style:family="text">
      <style:text-properties officeooo:rsid="001dbbdf"/>
    </style:style>
    <style:style style:name="T3" style:family="text">
      <style:text-properties officeooo:rsid="001f88a9"/>
    </style:style>
    <style:style style:name="T4" style:family="text">
      <style:text-properties officeooo:rsid="0020e21e"/>
    </style:style>
    <style:style style:name="T5" style:family="text">
      <style:text-properties officeooo:rsid="002233f4"/>
    </style:style>
    <style:style style:name="T6" style:family="text">
      <style:text-properties officeooo:rsid="0023bca1"/>
    </style:style>
    <style:style style:name="T7" style:family="text">
      <style:text-properties officeooo:rsid="0024c3a0"/>
    </style:style>
    <style:style style:name="T8" style:family="text">
      <style:text-properties officeooo:rsid="002a7353"/>
    </style:style>
    <style:style style:name="T9" style:family="text">
      <style:text-properties officeooo:rsid="002cad6f"/>
    </style:style>
    <style:style style:name="T10" style:family="text">
      <style:text-properties officeooo:rsid="002f2597"/>
    </style:style>
    <style:style style:name="T11" style:family="text">
      <style:text-properties officeooo:rsid="002fda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Fiche résumé de Projet Web –<text:span text:style-name="T2"> Site One page</text:span></text:h>
      <text:p text:style-name="Text_20_body"/>
      <text:p text:style-name="Text_20_body"/>
      <text:p text:style-name="P2">Client : </text:p>
      <text:p text:style-name="Text_20_body">Objectif : </text:p>
      <text:p text:style-name="Text_20_body"/>
      <text:p text:style-name="P9">Demandeur : </text:p>
      <text:p text:style-name="P9">Contact : </text:p>
      <text:p text:style-name="Text_20_body"/>
      <text:p text:style-name="P4">Contexte de la demande : </text:p>
      <text:p text:style-name="Text_20_body"/>
      <text:p text:style-name="Text_20_body">Type de site : <text:s/>One-page</text:p>
      <text:p text:style-name="Text_20_body"/>
      <text:p text:style-name="P4">Résultat attendu : </text:p>
      <text:p text:style-name="P23">Un site web responsive (HTML 5 + CSS3) administrable par le client et maintenable sur un hébergement à faible coût <text:span text:style-name="T10">(sans base de données et à moins de 10Mo de stockage)</text:span>.</text:p>
      <text:p text:style-name="P4"/>
      <text:p text:style-name="P4"/>
      <text:p text:style-name="P10">Cahier des charges écrit par...</text:p>
      <text:p text:style-name="P10">[ <text:s/>] Le Client</text:p>
      <text:p text:style-name="P10">[ <text:s/>] Le Prestataire</text:p>
      <text:p text:style-name="P4"/>
      <text:p text:style-name="P7">Liste des Livrables attendus : </text:p>
      <text:p text:style-name="P23">- 1 site we<text:span text:style-name="T11">b</text:span></text:p>
      <text:p text:style-name="P24">- 1 icône de site adaptative (Favicon + icône mobile)</text:p>
      <text:p text:style-name="P23">- 1 QrCode</text:p>
      <text:p text:style-name="P7"/>
      <text:p text:style-name="P7"/>
      <text:p text:style-name="P7">Etudes ou Réalisations préalables :</text:p>
      <text:p text:style-name="P7"/>
      <text:p text:style-name="P7"/>
      <text:p text:style-name="P7"/>
      <text:p text:style-name="P7"/>
      <text:p text:style-name="P7">Liste des acteurs :</text:p>
      <text:p text:style-name="P7"/>
      <text:p text:style-name="P7"/>
      <text:p text:style-name="P7"><text:soft-page-break/></text:p>
      <text:p text:style-name="P4"/>
      <text:p text:style-name="P5">Articulation avec d'autres projets : </text:p>
      <text:p text:style-name="P6"/>
      <text:p text:style-name="P1">Budget prévu : </text:p>
      <text:p text:style-name="P1"/>
      <text:p text:style-name="P3">Calendrier souhaité : </text:p>
      <text:p text:style-name="Text_20_body"/>
      <text:p text:style-name="Text_20_body">CMS : <text:span text:style-name="T5">PluXML<text:line-break/>Plugins : Visual Wizard + </text:span>plxMyContact <text:span text:style-name="T8">+ OpenStreetMaps + </text:span>MySocialButtons</text:p>
      <text:p text:style-name="Text_20_body"/>
      <text:p text:style-name="Text_20_body">Hébergement : (OVH, <text:span text:style-name="T3">O2Switch, Amen, etc.</text:span>)</text:p>
      <text:p text:style-name="Text_20_body"/>
      <text:p text:style-name="Text_20_body">Nom de domaine : </text:p>
      <text:p text:style-name="Text_20_body"/>
      <text:p text:style-name="Text_20_body">Langues : <text:span text:style-name="T4">Français</text:span></text:p>
      <text:p text:style-name="Text_20_body"/>
      <text:p text:style-name="P8">Objectifs à renégocier 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ocuments joints :</text:p>
      <text:p text:style-name="P14">Conclusion sur les analyses de sites :</text:p>
      <text:p text:style-name="P11"/>
      <text:p text:style-name="P11">Conclusion sur l'existant :</text:p>
      <text:p text:style-name="P11">[ <text:s/>] Diagnostic établi</text:p>
      <text:p text:style-name="P11">[ <text:s/>] Charte graphique pré-existante</text:p>
      <text:p text:style-name="P12">Remarques :</text:p>
      <text:p text:style-name="P11"/>
      <text:p text:style-name="P11"/>
      <text:p text:style-name="P11"/>
      <text:p text:style-name="P11"/>
      <text:p text:style-name="P12">Conclusion sur la concurrence :</text:p>
      <text:p text:style-name="P13">Aborescence / <text:span text:style-name="T1">Architecture de l'information </text:span>: </text:p>
      <text:p text:style-name="P16"/>
      <text:list xml:id="list3454021445" text:style-name="L2">
        <text:list-item>
          <text:p text:style-name="P18"><text:span text:style-name="T6">Accueil (Slider principal avec une image ou vidéo en fond et une animation)</text:span></text:p>
        </text:list-item>
        <text:list-item>
          <text:p text:style-name="P18">Qui sommes-nous ? <text:span text:style-name="T7">(Présentation de l'entreprise et présentation des points forts)</text:span></text:p>
        </text:list-item>
        <text:list-item>
          <text:p text:style-name="P21">Services / Produits</text:p>
        </text:list-item>
        <text:list-item>
          <text:p text:style-name="P21">Portfolio (exemples de projets, réalisations)</text:p>
        </text:list-item>
        <text:list-item>
          <text:p text:style-name="P17">Témoignages</text:p>
        </text:list-item>
        <text:list-item>
          <text:p text:style-name="P25">Où nous trouver ? (<text:span text:style-name="T7">Coordonnées + Carte Google Map</text:span>)</text:p>
        </text:list-item>
        <text:list-item>
          <text:p text:style-name="P17">Contact <text:span text:style-name="T7">(Formulaire basique + Réseaux sociaux)</text:span></text:p>
        </text:list-item>
      </text:list>
      <text:p text:style-name="P19"/>
      <text:p text:style-name="P19"><text:span text:style-name="T9">La</text:span> page d'accueil <text:span text:style-name="T9">comprte</text:span> plusieurs sections <text:span text:style-name="T9">et</text:span> le menu sert à accéder à chaque section dans la page. Une seconde page de mentions légales accéssible dans le footer s'ajoute pour ajouter les informations légales sans alourdir le cont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9S</meta:editing-duration>
    <meta:editing-cycles>52</meta:editing-cycles>
    <meta:generator>LibreOffice/5.3.3.2$Windows_X86_64 LibreOffice_project/3d9a8b4b4e538a85e0782bd6c2d430bafe583448</meta:generator>
    <dc:date>2018-03-11T19:22:46.355000000</dc:date>
    <meta:document-statistic meta:table-count="0" meta:image-count="0" meta:object-count="0" meta:page-count="4" meta:paragraph-count="42" meta:word-count="274" meta:character-count="1604" meta:non-whitespace-character-count="1361"/>
    <meta:user-defined meta:name="Info 1"/>
    <meta:user-defined meta:name="Info 2"/>
    <meta:user-defined meta:name="Info 3"/>
    <meta:user-defined meta:name="Info 4"/>
  </office:meta>
</office:document-meta>
</file>